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Open Sans" svg:font-family="'Open Sans', sans-serif"/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Open Sans" fo:font-size="13.5pt" fo:letter-spacing="normal" fo:font-style="normal"/>
    </style:style>
    <style:style style:name="T2" style:family="text">
      <style:text-properties fo:font-variant="normal" fo:text-transform="none" fo:color="#333333" style:font-name="Open Sans" fo:font-size="13.5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13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33333" style:font-name="Open Sans" fo:font-size="13.5pt" fo:letter-spacing="normal" fo:font-style="normal" fo:font-weight="bold"/>
    </style:style>
    <style:style style:name="T5" style:family="text">
      <style:text-properties fo:font-variant="normal" fo:text-transform="none" fo:color="#333333" style:font-name="Open Sans" fo:font-size="13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style:font-name="Open Sans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33333" style:font-name="Open Sans" fo:font-size="16pt" fo:letter-spacing="normal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333333" style:font-name="Georgia" fo:font-size="10.5pt" fo:letter-spacing="normal" fo:font-style="normal"/>
    </style:style>
    <style:style style:name="T9" style:family="text">
      <style:text-properties fo:font-variant="normal" fo:text-transform="none" fo:color="#333333" style:font-name="Georgia" fo:font-size="10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333333" style:font-name="Georgia" fo:font-size="10.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style:font-name="Georgia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333333" style:font-name="Georgia" fo:font-size="16pt" fo:letter-spacing="normal" fo:font-style="normal" fo:font-weight="normal" style:font-size-asian="16pt" style:font-weight-asian="normal" style:font-size-complex="16pt" style:font-weight-complex="normal"/>
    </style:style>
    <style:style style:name="T13" style:family="text">
      <style:text-properties fo:font-variant="normal" fo:text-transform="none" fo:color="#202122" style:font-name="sans-serif" fo:font-size="10.5pt" fo:letter-spacing="normal" fo:font-style="normal"/>
    </style:style>
    <style:style style:name="T14" style:family="text">
      <style:text-properties fo:font-variant="normal" fo:text-transform="none" fo:color="#202122" style:font-name="sans-serif" fo:font-size="10.5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02122" style:font-name="sans-serif" fo:font-size="10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202122" style:font-name="sans-serif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02122" style:font-name="sans-serif" fo:font-size="16pt" fo:letter-spacing="normal" fo:font-style="normal" fo:font-weight="normal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202122" fo:letter-spacing="normal"/>
    </style:style>
    <style:style style:name="T19" style:family="text">
      <style:text-properties fo:font-variant="normal" fo:text-transform="none" fo:color="#202122" fo:letter-spacing="normal" fo:font-weight="normal" style:font-weight-asian="normal" style:font-weight-complex="normal"/>
    </style:style>
    <style:style style:name="T20" style:family="text">
      <style:text-properties fo:font-variant="normal" fo:text-transform="none" fo:color="#202122" fo:letter-spacing="normal" fo:font-weight="bold" style:font-weight-asian="bold" style:font-weight-complex="bold"/>
    </style:style>
    <style:style style:name="T21" style:family="text">
      <style:text-properties fo:font-variant="normal" fo:text-transform="none" fo:color="#202122" fo:font-size="16pt" fo:letter-spacing="normal" fo:font-weight="normal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 style:font-weight-asian="normal" style:font-weight-complex="normal"/>
    </style:style>
    <style:style style:name="T23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24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style:text-blinking="false"/>
    </style:style>
    <style:style style:name="T25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style:text-blinking="false" fo:background-color="#ffffff"/>
    </style:style>
    <style:style style:name="T26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bold" style:text-blinking="false" fo:background-color="#ffffff" style:font-weight-asian="bold" style:font-weight-complex="bold"/>
    </style:style>
    <style:style style:name="T27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bold" style:text-blinking="false" style:font-weight-asian="bold" style:font-weight-complex="bold"/>
    </style:style>
    <style:style style:name="T28" style:family="text">
      <style:text-properties fo:font-variant="normal" fo:text-transform="none" fo:color="#0645ad" style:text-line-through-style="none" style:font-name="sans-serif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29" style:family="text">
      <style:text-properties fo:font-variant="normal" fo:text-transform="none" fo:color="#0645ad" style:text-line-through-style="none" style:font-name="sans-serif" fo:letter-spacing="normal" fo:font-style="normal" style:text-underline-style="none" fo:font-weight="normal" style:text-blinking="false" style:font-weight-asian="normal" style:font-weight-complex="normal"/>
    </style:style>
    <style:style style:name="T30" style:family="text">
      <style:text-properties fo:font-variant="normal" fo:text-transform="none" fo:color="#0645ad" style:text-line-through-style="none" style:font-name="sans-serif" fo:font-size="16pt" fo:letter-spacing="normal" fo:font-style="normal" style:text-underline-style="none" fo:font-weight="normal" style:text-blinking="false" fo:background-color="#ffffff" style:font-size-asian="16pt" style:font-weight-asian="normal" style:font-size-complex="16pt" style:font-weight-complex="normal"/>
    </style:style>
    <style:style style:name="T31" style:family="text">
      <style:text-properties fo:font-variant="normal" fo:text-transform="none" fo:color="#0645ad" style:text-line-through-style="none" style:font-name="sans-serif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Na </text:span><text:span text:style-name="Strong_20_Emphasis"><text:span text:style-name="T7">Roztoczu Zachodnim</text:span></text:span><text:span text:style-name="T7">, tam gdzie wody rzeki Pór rozpoczynają swój bieg, znajduje się wieś </text:span><text:span text:style-name="Strong_20_Emphasis"><text:span text:style-name="T7">Batorz</text:span></text:span><text:span text:style-name="T7">.</text:span><text:span text:style-name="T34"> </text:span><text:span text:style-name="T12">Roztocze Zachodnie charakteryzuje się wzgórzami z epoki górnej kredy, przykrytymi grubą warstwą lessu. Cały obszar poprzecinany jest gęstą siecią suchych wąwozów, które powstały poprzez erozję gleb.</text:span><text:span text:style-name="T34"> </text:span><text:span text:style-name="T17">Roztocze zbudowane jest ze skał powstałych w kredzie – </text:span><text:a xlink:type="simple" xlink:href="https://pl.wikipedia.org/wiki/Margiel" text:style-name="Internet_20_link" text:visited-style-name="Visited_20_Internet_20_Link"><text:span text:style-name="T30">margli</text:span></text:a><text:span text:style-name="T17">, </text:span><text:a xlink:type="simple" xlink:href="https://pl.wikipedia.org/wiki/Opoka" text:style-name="Internet_20_link" text:visited-style-name="Visited_20_Internet_20_Link"><text:span text:style-name="T30">opok</text:span></text:a><text:span text:style-name="T21"> </text:span><text:span text:style-name="T17">i wapieni. Na nich zalegają utwory młodsze – osadzone w warunkach płytkiego morza piaski, piaskowce wapniste i wapienie. W epoce lodowcowej na region nasunął się lądolód skandynawski – wskazują na to gliny morenowe, głazy narzutowe.</text:span></text:p>
      <text:p text:style-name="P1"><text:span text:style-name="T17">Rzeki mają charakter górskich potoków o wartkim nurcie.</text:span><text:span text:style-name="T34"> </text:span><text:span text:style-name="T17">Klimat Roztocza jest zbliżony do </text:span><text:a xlink:type="simple" xlink:href="https://pl.wikipedia.org/wiki/Klimat_kontynentalny" text:style-name="Internet_20_link" text:visited-style-name="Visited_20_Internet_20_Link"><text:span text:style-name="T30">kontynentalnego</text:span></text:a><text:span text:style-name="T17">. Opady są umiarkowane <text:s/>i występują zazwyczaj w czerwcu i lipcu, natomiast w sierpniu obserwuje się największe nasłonecznienie.</text:span><text:span text:style-name="T34"> </text:span><text:span text:style-name="T21"> </text:span><text:span text:style-name="T17">Fauna obok pospolitych gatunków obejmuje rzadkie gryzonie, ptaki, płazy i gady.</text:span><text:span text:style-name="T34"> <text:line-break/>We f</text:span><text:span text:style-name="T17">lorze regionu występują lasy liściaste lipowo-grabowe i bukowo-jodłow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Times, serif"/>
    <style:font-face style:name="Open Sans" svg:font-family="'Open Sans', sans-serif"/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19T10:05:12.99</meta:creation-date>
    <meta:document-statistic meta:table-count="0" meta:image-count="0" meta:object-count="0" meta:page-count="1" meta:paragraph-count="2" meta:word-count="138" meta:character-count="986"/>
    <dc:date>2021-11-19T10:20:51.77</dc:date>
    <meta:editing-duration>PT15M41S</meta:editing-duration>
    <meta:editing-cycles>1</meta:editing-cycles>
    <meta:generator>OpenOffice/4.1.8$Win32 OpenOffice.org_project/418m3$Build-9803</meta:generator>
  </office:meta>
</office:document-meta>
</file>